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AMOS DELGADO, ARACELY YANEL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339222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16725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AMOS DELGADO, ARACELY YANEL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339222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516725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339222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2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08/2021</text:p>
          </table:table-cell>
          <table:table-cell table:style-name="Tabla2.A3" office:value-type="string">
            <text:p text:style-name="P22">45639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4/08/2021</text:p>
          </table:table-cell>
          <table:table-cell table:style-name="Tabla2.A4" office:value-type="string">
            <text:p text:style-name="P22">54936</text:p>
          </table:table-cell>
          <table:table-cell table:style-name="Tabla2.D4" office:value-type="string">
            <text:p text:style-name="P23">2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CLIENTE : DEBE 9.00 SOLES DE COMISION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4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17:48:2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